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D0000003C09BB934F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46cm" svg:height="25.395cm" svg:x="1.271cm" svg:y="1.272cm">
          <draw:image xlink:href="Pictures/10000000000002D0000003C09BB934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1.3.2$Windows_x86 LibreOffice_project/70feb7d99726f064edab4605a8ab840c50ec57a</meta:generator>
  </office:meta>
</office:document-meta>
</file>